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1.5189in"/>
    </style:style>
    <style:style style:name="co4" style:family="table-column">
      <style:table-column-properties fo:break-before="auto" style:column-width="3.8138in"/>
    </style:style>
    <style:style style:name="co5" style:family="table-column">
      <style:table-column-properties fo:break-before="auto" style:column-width="0.4689in"/>
    </style:style>
    <style:style style:name="co6" style:family="table-column">
      <style:table-column-properties fo:break-before="auto" style:column-width="1.6264in"/>
    </style:style>
    <style:style style:name="co7" style:family="table-column">
      <style:table-column-properties fo:break-before="auto" style:column-width="2.0854in"/>
    </style:style>
    <style:style style:name="co8" style:family="table-column">
      <style:table-column-properties fo:break-before="auto" style:column-width="0.4866in"/>
    </style:style>
    <style:style style:name="co9" style:family="table-column">
      <style:table-column-properties fo:break-before="auto" style:column-width="0.161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string">
            <text:p>canonica03</text:p>
          </table:table-cell>
          <table:table-cell office:value-type="string">
            <text:p>Villa Borghese - Canonica</text:p>
          </table:table-cell>
          <table:table-cell office:value-type="float" office:value="41.914992">
            <text:p>41.91</text:p>
          </table:table-cell>
          <table:table-cell office:value-type="float" office:value="12.486214">
            <text:p>12.49</text:p>
          </table:table-cell>
          <table:table-cell office:value-type="float" office:value="79583">
            <text:p>79583</text:p>
          </table:table-cell>
          <table:table-cell office:value-type="string">
            <text:p>Viale Pietro Canonica</text:p>
          </table:table-cell>
          <table:table-cell office:value-type="string">
            <text:p>Roma</text:p>
          </table:table-cell>
          <table:table-cell office:value-type="string">
            <text:p>Viale Pietro Canonica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">
            <text:p>3</text:p>
          </table:table-cell>
          <table:table-cell office:value-type="string">
            <text:p>villapamphili01</text:p>
          </table:table-cell>
          <table:table-cell office:value-type="string">
            <text:p>Villa Pamphili</text:p>
          </table:table-cell>
          <table:table-cell office:value-type="float" office:value="41.889068">
            <text:p>41.89</text:p>
          </table:table-cell>
          <table:table-cell office:value-type="float" office:value="12.438181">
            <text:p>12.44</text:p>
          </table:table-cell>
          <table:table-cell office:value-type="float" office:value="72254">
            <text:p>72254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 Aurelia Antica</text:p>
          </table:table-cell>
          <table:table-cell office:value-type="float" office:value="260">
            <text:p>260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string">
            <text:p>trambus_tram1_out</text:p>
          </table:table-cell>
          <table:table-cell office:value-type="string">
            <text:p>Trambus Tram1 Esterno</text:p>
          </table:table-cell>
          <table:table-cell office:value-type="float" office:value="41.892666">
            <text:p>41.89</text:p>
          </table:table-cell>
          <table:table-cell office:value-type="float" office:value="12.526135">
            <text:p>12.53</text:p>
          </table:table-cell>
          <table:table-cell office:value-type="float" office:value="70328">
            <text:p>70328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 Raimondo Montecuccoli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">
            <text:p>3</text:p>
          </table:table-cell>
          <table:table-cell office:value-type="string">
            <text:p>canonica02</text:p>
          </table:table-cell>
          <table:table-cell office:value-type="string">
            <text:p>Villa Borghese - Canonica</text:p>
          </table:table-cell>
          <table:table-cell office:value-type="float" office:value="41.915172">
            <text:p>41.92</text:p>
          </table:table-cell>
          <table:table-cell office:value-type="float" office:value="12.486292">
            <text:p>12.49</text:p>
          </table:table-cell>
          <table:table-cell office:value-type="float" office:value="79583">
            <text:p>79583</text:p>
          </table:table-cell>
          <table:table-cell office:value-type="string">
            <text:p>Viale Pietro Canonica</text:p>
          </table:table-cell>
          <table:table-cell office:value-type="string">
            <text:p>Roma</text:p>
          </table:table-cell>
          <table:table-cell office:value-type="string">
            <text:p>Viale Pietro Canonica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string">
            <text:p>trambus_tram2_out</text:p>
          </table:table-cell>
          <table:table-cell office:value-type="string">
            <text:p>Trambus Tram2 Esterno</text:p>
          </table:table-cell>
          <table:table-cell office:value-type="float" office:value="41.88818">
            <text:p>41.89</text:p>
          </table:table-cell>
          <table:table-cell office:value-type="float" office:value="12.529522">
            <text:p>12.53</text:p>
          </table:table-cell>
          <table:table-cell table:number-columns-repeated="2"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 del Pigneto</text:p>
          </table:table-cell>
          <table:table-cell office:value-type="float" office:value="195">
            <text:p>195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string">
            <text:p>trambus_risorgimento</text:p>
          </table:table-cell>
          <table:table-cell office:value-type="string">
            <text:p>P.zza Risorgimento 46</text:p>
          </table:table-cell>
          <table:table-cell office:value-type="float" office:value="41.90601">
            <text:p>41.91</text:p>
          </table:table-cell>
          <table:table-cell office:value-type="float" office:value="12.45839">
            <text:p>12.46</text:p>
          </table:table-cell>
          <table:table-cell office:value-type="float" office:value="71887">
            <text:p>71887</text:p>
          </table:table-cell>
          <table:table-cell office:value-type="string">
            <text:p>Piazza del Risorgimento</text:p>
          </table:table-cell>
          <table:table-cell office:value-type="string">
            <text:p>Roma</text:p>
          </table:table-cell>
          <table:table-cell office:value-type="string">
            <text:p>Piazza del Risorgimento</text:p>
          </table:table-cell>
          <table:table-cell office:value-type="float" office:value="63">
            <text:p>63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string">
            <text:p>trambus_verano</text:p>
          </table:table-cell>
          <table:table-cell office:value-type="string">
            <text:p>P.le Verano snc presso cabina capolinea</text:p>
          </table:table-cell>
          <table:table-cell office:value-type="float" office:value="41.90209">
            <text:p>41.9</text:p>
          </table:table-cell>
          <table:table-cell office:value-type="float" office:value="12.51901">
            <text:p>12.52</text:p>
          </table:table-cell>
          <table:table-cell office:value-type="float" office:value="71280">
            <text:p>71280</text:p>
          </table:table-cell>
          <table:table-cell office:value-type="string">
            <text:p>Piazzale del Verano</text:p>
          </table:table-cell>
          <table:table-cell office:value-type="string">
            <text:p>Roma</text:p>
          </table:table-cell>
          <table:table-cell office:value-type="string">
            <text:p>Piazzale del Verano</text:p>
          </table:table-cell>
          <table:table-cell office:value-type="float" office:value="39">
            <text:p>39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string">
            <text:p>trambus_bellearti</text:p>
          </table:table-cell>
          <table:table-cell office:value-type="string">
            <text:p>Viale delle Belle Arti (Valle Giulia- Thorwaldsen)</text:p>
          </table:table-cell>
          <table:table-cell office:value-type="float" office:value="41.91667">
            <text:p>41.92</text:p>
          </table:table-cell>
          <table:table-cell office:value-type="float" office:value="12.4812">
            <text:p>12.48</text:p>
          </table:table-cell>
          <table:table-cell office:value-type="float" office:value="71845">
            <text:p>71845</text:p>
          </table:table-cell>
          <table:table-cell office:value-type="string">
            <text:p>Viale delle Belle Arti</text:p>
          </table:table-cell>
          <table:table-cell office:value-type="string">
            <text:p>Roma</text:p>
          </table:table-cell>
          <table:table-cell office:value-type="string">
            <text:p>Viale delle Belle Arti</text:p>
          </table:table-cell>
          <table:table-cell office:value-type="float" office:value="131">
            <text:p>131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string">
            <text:p>trambus_montesavello</text:p>
          </table:table-cell>
          <table:table-cell office:value-type="string">
            <text:p>Via Monte Savello 30</text:p>
          </table:table-cell>
          <table:table-cell office:value-type="float" office:value="41.891175">
            <text:p>41.89</text:p>
          </table:table-cell>
          <table:table-cell office:value-type="float" office:value="12.479057">
            <text:p>12.48</text:p>
          </table:table-cell>
          <table:table-cell office:value-type="float" office:value="71950">
            <text:p>71950</text:p>
          </table:table-cell>
          <table:table-cell office:value-type="string">
            <text:p>Piazza di Monte Savello</text:p>
          </table:table-cell>
          <table:table-cell office:value-type="string">
            <text:p>Roma</text:p>
          </table:table-cell>
          <table:table-cell office:value-type="string">
            <text:p>Piazza di Monte Savello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string">
            <text:p>trambus_sanmarco</text:p>
          </table:table-cell>
          <table:table-cell office:value-type="string">
            <text:p>Via di San Marco 1 c/o cabina informazioni</text:p>
          </table:table-cell>
          <table:table-cell office:value-type="float" office:value="41.895184">
            <text:p>41.9</text:p>
          </table:table-cell>
          <table:table-cell office:value-type="float" office:value="12.48093">
            <text:p>12.48</text:p>
          </table:table-cell>
          <table:table-cell office:value-type="float" office:value="80610">
            <text:p>80610</text:p>
          </table:table-cell>
          <table:table-cell office:value-type="string">
            <text:p>Via di San Marco</text:p>
          </table:table-cell>
          <table:table-cell office:value-type="string">
            <text:p>Roma</text:p>
          </table:table-cell>
          <table:table-cell office:value-type="string">
            <text:p>Via di San Marco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string">
            <text:p>trambus_partigiani</text:p>
          </table:table-cell>
          <table:table-cell office:value-type="string">
            <text:p>P.le Partigiani snc</text:p>
          </table:table-cell>
          <table:table-cell office:value-type="float" office:value="41.873957">
            <text:p>41.87</text:p>
          </table:table-cell>
          <table:table-cell office:value-type="float" office:value="12.484575">
            <text:p>12.48</text:p>
          </table:table-cell>
          <table:table-cell office:value-type="float" office:value="78287">
            <text:p>78287</text:p>
          </table:table-cell>
          <table:table-cell office:value-type="string">
            <text:p>Piazzale dei Partigiani</text:p>
          </table:table-cell>
          <table:table-cell office:value-type="string">
            <text:p>Roma</text:p>
          </table:table-cell>
          <table:table-cell office:value-type="string">
            <text:p>Piazzale dei Partigiani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string">
            <text:p>trambus_ostiense</text:p>
          </table:table-cell>
          <table:table-cell office:value-type="string">
            <text:p>P.le Ostiense 7</text:p>
          </table:table-cell>
          <table:table-cell office:value-type="float" office:value="41.875671">
            <text:p>41.88</text:p>
          </table:table-cell>
          <table:table-cell office:value-type="float" office:value="12.481964">
            <text:p>12.48</text:p>
          </table:table-cell>
          <table:table-cell office:value-type="float" office:value="70787">
            <text:p>70787</text:p>
          </table:table-cell>
          <table:table-cell office:value-type="string">
            <text:p>Piazzale Ostiense</text:p>
          </table:table-cell>
          <table:table-cell office:value-type="string">
            <text:p>Roma</text:p>
          </table:table-cell>
          <table:table-cell office:value-type="string">
            <text:p>Piazzale Ostiense</text:p>
          </table:table-cell>
          <table:table-cell office:value-type="string">
            <text:p>9B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string">
            <text:p>trambus_lido</text:p>
          </table:table-cell>
          <table:table-cell office:value-type="string">
            <text:p>Viale del Lido 6 - Acilia</text:p>
          </table:table-cell>
          <table:table-cell office:value-type="float" office:value="41.732964">
            <text:p>41.73</text:p>
          </table:table-cell>
          <table:table-cell office:value-type="float" office:value="12.283418">
            <text:p>12.28</text:p>
          </table:table-cell>
          <table:table-cell office:value-type="float" office:value="77002">
            <text:p>77002</text:p>
          </table:table-cell>
          <table:table-cell office:value-type="string">
            <text:p>Piazzale della Stazione del Lido</text:p>
          </table:table-cell>
          <table:table-cell office:value-type="string">
            <text:p>Roma</text:p>
          </table:table-cell>
          <table:table-cell office:value-type="string">
            <text:p>Piazzale della Stazione del Lido</text:p>
          </table:table-cell>
          <table:table-cell office:value-type="float" office:value="31">
            <text:p>31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string">
            <text:p>trambus_togliatti</text:p>
          </table:table-cell>
          <table:table-cell office:value-type="string">
            <text:p>Via Palmiro Togliatti c/o cabina capolinea (Tram) Via Prenes</text:p>
          </table:table-cell>
          <table:table-cell office:value-type="float" office:value="41.891282">
            <text:p>41.89</text:p>
          </table:table-cell>
          <table:table-cell office:value-type="float" office:value="12.574304">
            <text:p>12.57</text:p>
          </table:table-cell>
          <table:table-cell office:value-type="float" office:value="74797">
            <text:p>74797</text:p>
          </table:table-cell>
          <table:table-cell office:value-type="string">
            <text:p>Viale Palmiro Togliatti</text:p>
          </table:table-cell>
          <table:table-cell office:value-type="string">
            <text:p>Roma</text:p>
          </table:table-cell>
          <table:table-cell office:value-type="string">
            <text:p>Viale Palmiro Togliatti</text:p>
          </table:table-cell>
          <table:table-cell office:value-type="float" office:value="928">
            <text:p>928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string">
            <text:p>trambus_labia</text:p>
          </table:table-cell>
          <table:table-cell office:value-type="string">
            <text:p>CAPOLINEA LABIA Via Montale 1</text:p>
          </table:table-cell>
          <table:table-cell office:value-type="float" office:value="41.970096">
            <text:p>41.97</text:p>
          </table:table-cell>
          <table:table-cell office:value-type="float" office:value="12.519903">
            <text:p>12.52</text:p>
          </table:table-cell>
          <table:table-cell office:value-type="float" office:value="72263">
            <text:p>72263</text:p>
          </table:table-cell>
          <table:table-cell office:value-type="string">
            <text:p>Via Montale</text:p>
          </table:table-cell>
          <table:table-cell office:value-type="string">
            <text:p>Roma</text:p>
          </table:table-cell>
          <table:table-cell office:value-type="string">
            <text:p>Largo Fausta Labia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office:value-type="string">
            <text:p>trambus_casaletto</text:p>
          </table:table-cell>
          <table:table-cell office:value-type="string">
            <text:p>Via del Casaletto snc incr. Circonv. Gianicolense</text:p>
          </table:table-cell>
          <table:table-cell office:value-type="float" office:value="41.87753">
            <text:p>41.88</text:p>
          </table:table-cell>
          <table:table-cell office:value-type="float" office:value="12.439871">
            <text:p>12.44</text:p>
          </table:table-cell>
          <table:table-cell office:value-type="float" office:value="72107">
            <text:p>72107</text:p>
          </table:table-cell>
          <table:table-cell office:value-type="string">
            <text:p>Via del Casaletto</text:p>
          </table:table-cell>
          <table:table-cell office:value-type="string">
            <text:p>Roma</text:p>
          </table:table-cell>
          <table:table-cell office:value-type="string">
            <text:p>Via del Casaletto</text:p>
          </table:table-cell>
          <table:table-cell office:value-type="float" office:value="38">
            <text:p>38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string">
            <text:p>trambus_cinquecento</text:p>
          </table:table-cell>
          <table:table-cell office:value-type="string">
            <text:p>P.zza dei Cinquecento</text:p>
          </table:table-cell>
          <table:table-cell office:value-type="float" office:value="41.901558">
            <text:p>41.9</text:p>
          </table:table-cell>
          <table:table-cell office:value-type="float" office:value="12.499885">
            <text:p>12.5</text:p>
          </table:table-cell>
          <table:table-cell office:value-type="float" office:value="70240">
            <text:p>70240</text:p>
          </table:table-cell>
          <table:table-cell office:value-type="string">
            <text:p>Piazza dei Cinquecento</text:p>
          </table:table-cell>
          <table:table-cell office:value-type="string">
            <text:p>Roma</text:p>
          </table:table-cell>
          <table:table-cell office:value-type="string">
            <text:p>Piazza dei Cinquecento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string">
            <text:p>trambus_imperatore</text:p>
          </table:table-cell>
          <table:table-cell office:value-type="string">
            <text:p>P.zza Augusto Imperatore 4</text:p>
          </table:table-cell>
          <table:table-cell office:value-type="float" office:value="41.905139">
            <text:p>41.91</text:p>
          </table:table-cell>
          <table:table-cell office:value-type="float" office:value="12.47647">
            <text:p>12.48</text:p>
          </table:table-cell>
          <table:table-cell office:value-type="float" office:value="70092">
            <text:p>70092</text:p>
          </table:table-cell>
          <table:table-cell office:value-type="string">
            <text:p>Piazza Augusto Imperatore</text:p>
          </table:table-cell>
          <table:table-cell office:value-type="string">
            <text:p>Roma</text:p>
          </table:table-cell>
          <table:table-cell office:value-type="string">
            <text:p>Piazza Augusto Imperatore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string">
            <text:p>trambus_collialbani</text:p>
          </table:table-cell>
          <table:table-cell office:value-type="string">
            <text:p>Largo Colli Albani</text:p>
          </table:table-cell>
          <table:table-cell office:value-type="float" office:value="41.869235">
            <text:p>41.87</text:p>
          </table:table-cell>
          <table:table-cell office:value-type="float" office:value="12.529918">
            <text:p>12.53</text:p>
          </table:table-cell>
          <table:table-cell office:value-type="float" office:value="77815">
            <text:p>77815</text:p>
          </table:table-cell>
          <table:table-cell office:value-type="string">
            <text:p>Largo dei Colli Albani</text:p>
          </table:table-cell>
          <table:table-cell office:value-type="string">
            <text:p>Roma</text:p>
          </table:table-cell>
          <table:table-cell office:value-type="string">
            <text:p>Largo dei Colli Albani</text:p>
          </table:table-cell>
          <table:table-cell office:value-type="float" office:value="42">
            <text:p>42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string">
            <text:p>trambus_pincherle</text:p>
          </table:table-cell>
          <table:table-cell office:value-type="string">
            <text:p>CAPOLINEA PINCHERLE Largo San Leonardo Murialdo</text:p>
          </table:table-cell>
          <table:table-cell office:value-type="float" office:value="41.854026">
            <text:p>41.85</text:p>
          </table:table-cell>
          <table:table-cell office:value-type="float" office:value="12.465639">
            <text:p>12.47</text:p>
          </table:table-cell>
          <table:table-cell office:value-type="float" office:value="71913">
            <text:p>71913</text:p>
          </table:table-cell>
          <table:table-cell office:value-type="string">
            <text:p>Largo San Leonardo Murialdo</text:p>
          </table:table-cell>
          <table:table-cell office:value-type="string">
            <text:p>Roma</text:p>
          </table:table-cell>
          <table:table-cell office:value-type="string">
            <text:p>Largo San Leonardo Murialdo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string">
            <text:p>trambus_gerani</text:p>
          </table:table-cell>
          <table:table-cell office:value-type="string">
            <text:p>P.zza dei Gerani 1</text:p>
          </table:table-cell>
          <table:table-cell office:value-type="float" office:value="41.885863">
            <text:p>41.89</text:p>
          </table:table-cell>
          <table:table-cell office:value-type="float" office:value="12.566847">
            <text:p>12.57</text:p>
          </table:table-cell>
          <table:table-cell office:value-type="float" office:value="80400">
            <text:p>80400</text:p>
          </table:table-cell>
          <table:table-cell office:value-type="string">
            <text:p>Piazza dei Gerani</text:p>
          </table:table-cell>
          <table:table-cell office:value-type="string">
            <text:p>Roma</text:p>
          </table:table-cell>
          <table:table-cell office:value-type="string">
            <text:p>Piazza dei Gerani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string">
            <text:p>trambus_paola</text:p>
          </table:table-cell>
          <table:table-cell office:value-type="string">
            <text:p>Via Paola 1</text:p>
          </table:table-cell>
          <table:table-cell office:value-type="float" office:value="41.899973">
            <text:p>41.9</text:p>
          </table:table-cell>
          <table:table-cell office:value-type="float" office:value="12.465722">
            <text:p>12.47</text:p>
          </table:table-cell>
          <table:table-cell office:value-type="float" office:value="70054">
            <text:p>70054</text:p>
          </table:table-cell>
          <table:table-cell office:value-type="string">
            <text:p>Via Paola</text:p>
          </table:table-cell>
          <table:table-cell office:value-type="string">
            <text:p>Roma</text:p>
          </table:table-cell>
          <table:table-cell office:value-type="string">
            <text:p>Via Paola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string">
            <text:p>trambus_fbiondo</text:p>
          </table:table-cell>
          <table:table-cell office:value-type="string">
            <text:p>P.le Flavio Biondo 1</text:p>
          </table:table-cell>
          <table:table-cell office:value-type="float" office:value="41.873278">
            <text:p>41.87</text:p>
          </table:table-cell>
          <table:table-cell office:value-type="float" office:value="12.465896">
            <text:p>12.47</text:p>
          </table:table-cell>
          <table:table-cell office:value-type="float" office:value="70951">
            <text:p>70951</text:p>
          </table:table-cell>
          <table:table-cell office:value-type="string">
            <text:p>Piazza Flavio Biondo</text:p>
          </table:table-cell>
          <table:table-cell office:value-type="string">
            <text:p>Roma</text:p>
          </table:table-cell>
          <table:table-cell office:value-type="string">
            <text:p>Piazza Flavio Biondo</text:p>
          </table:table-cell>
          <table:table-cell office:value-type="float" office:value="21">
            <text:p>21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office:value-type="string">
            <text:p>trambus_silvestro</text:p>
          </table:table-cell>
          <table:table-cell office:value-type="string">
            <text:p>CAPOLINEA SAN SILVESTRO Piazza San Silvestro</text:p>
          </table:table-cell>
          <table:table-cell office:value-type="float" office:value="41.902408">
            <text:p>41.9</text:p>
          </table:table-cell>
          <table:table-cell office:value-type="float" office:value="12.481129">
            <text:p>12.48</text:p>
          </table:table-cell>
          <table:table-cell office:value-type="float" office:value="70861">
            <text:p>70861</text:p>
          </table:table-cell>
          <table:table-cell office:value-type="string">
            <text:p>Piazza di San Silvestro</text:p>
          </table:table-cell>
          <table:table-cell office:value-type="string">
            <text:p>Roma</text:p>
          </table:table-cell>
          <table:table-cell office:value-type="string">
            <text:p>Piazza di San Silvestro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">
            <text:p>3</text:p>
          </table:table-cell>
          <table:table-cell office:value-type="string">
            <text:p>canonica01</text:p>
          </table:table-cell>
          <table:table-cell office:value-type="string">
            <text:p>Villa Borghese - Canonica</text:p>
          </table:table-cell>
          <table:table-cell office:value-type="float" office:value="41.915149">
            <text:p>41.92</text:p>
          </table:table-cell>
          <table:table-cell office:value-type="float" office:value="12.486569">
            <text:p>12.49</text:p>
          </table:table-cell>
          <table:table-cell office:value-type="float" office:value="79583">
            <text:p>79583</text:p>
          </table:table-cell>
          <table:table-cell office:value-type="string">
            <text:p>Viale Pietro Canonica</text:p>
          </table:table-cell>
          <table:table-cell office:value-type="string">
            <text:p>Roma</text:p>
          </table:table-cell>
          <table:table-cell office:value-type="string">
            <text:p>Viale Pietro Canonica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string">
            <text:p>demo05</text:p>
          </table:table-cell>
          <table:table-cell office:value-type="string">
            <text:p>Demo - Fabio</text:p>
          </table:table-cell>
          <table:table-cell office:value-type="float" office:value="41.803376">
            <text:p>41.8</text:p>
          </table:table-cell>
          <table:table-cell office:value-type="float" office:value="12.330154">
            <text:p>12.33</text:p>
          </table:table-cell>
          <table:table-cell table:number-columns-repeated="2"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 Romolo de' Caterini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">
            <text:p>3</text:p>
          </table:table-cell>
          <table:table-cell office:value-type="string">
            <text:p>aranciera2</text:p>
          </table:table-cell>
          <table:table-cell office:value-type="string">
            <text:p>Villa Borghese - Aranciera</text:p>
          </table:table-cell>
          <table:table-cell office:value-type="float" office:value="41.913484">
            <text:p>41.91</text:p>
          </table:table-cell>
          <table:table-cell office:value-type="float" office:value="12.483329">
            <text:p>12.48</text:p>
          </table:table-cell>
          <table:table-cell office:value-type="float" office:value="70029">
            <text:p>70029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le dell'Aranciera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">
            <text:p>3</text:p>
          </table:table-cell>
          <table:table-cell office:value-type="string">
            <text:p>villatorlonia01</text:p>
          </table:table-cell>
          <table:table-cell office:value-type="string">
            <text:p>Villa Torlonia</text:p>
          </table:table-cell>
          <table:table-cell office:value-type="float" office:value="41.915507">
            <text:p>41.92</text:p>
          </table:table-cell>
          <table:table-cell office:value-type="float" office:value="12.511548">
            <text:p>12.51</text:p>
          </table:table-cell>
          <table:table-cell office:value-type="float" office:value="74007">
            <text:p>74007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 Nomentana</text:p>
          </table:table-cell>
          <table:table-cell office:value-type="float" office:value="68">
            <text:p>68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">
            <text:p>3</text:p>
          </table:table-cell>
          <table:table-cell office:value-type="string">
            <text:p>valadier1</text:p>
          </table:table-cell>
          <table:table-cell office:value-type="string">
            <text:p>Villa Borghese - Valadier</text:p>
          </table:table-cell>
          <table:table-cell office:value-type="float" office:value="41.910636">
            <text:p>41.91</text:p>
          </table:table-cell>
          <table:table-cell office:value-type="float" office:value="12.48041">
            <text:p>12.48</text:p>
          </table:table-cell>
          <table:table-cell office:value-type="float" office:value="70033">
            <text:p>70033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le Vittoria Aganoor Pompili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string">
            <text:p>valadier3</text:p>
          </table:table-cell>
          <table:table-cell office:value-type="string">
            <text:p>Villa Borghese - Valadier</text:p>
          </table:table-cell>
          <table:table-cell office:value-type="float" office:value="41.910533">
            <text:p>41.91</text:p>
          </table:table-cell>
          <table:table-cell office:value-type="float" office:value="12.480441">
            <text:p>12.48</text:p>
          </table:table-cell>
          <table:table-cell office:value-type="float" office:value="70033">
            <text:p>70033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le Vittoria Aganoor Pompili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string">
            <text:p>aranciera1</text:p>
          </table:table-cell>
          <table:table-cell office:value-type="string">
            <text:p>Villa Borghese - Aranciera</text:p>
          </table:table-cell>
          <table:table-cell office:value-type="float" office:value="41.913286">
            <text:p>41.91</text:p>
          </table:table-cell>
          <table:table-cell office:value-type="float" office:value="12.483237">
            <text:p>12.48</text:p>
          </table:table-cell>
          <table:table-cell office:value-type="float" office:value="70029">
            <text:p>70029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Piazzale Victor Hugo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string">
            <text:p>valadier2</text:p>
          </table:table-cell>
          <table:table-cell office:value-type="string">
            <text:p>Villa Borghese - Valadier</text:p>
          </table:table-cell>
          <table:table-cell office:value-type="float" office:value="41.910636">
            <text:p>41.91</text:p>
          </table:table-cell>
          <table:table-cell office:value-type="float" office:value="12.480506">
            <text:p>12.48</text:p>
          </table:table-cell>
          <table:table-cell office:value-type="float" office:value="70033">
            <text:p>70033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le degli Ippocastani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">
            <text:p>3</text:p>
          </table:table-cell>
          <table:table-cell office:value-type="string">
            <text:p>boccadellaverita01</text:p>
          </table:table-cell>
          <table:table-cell office:value-type="string">
            <text:p>Bocca della Verita</text:p>
          </table:table-cell>
          <table:table-cell office:value-type="float" office:value="41.888002">
            <text:p>41.89</text:p>
          </table:table-cell>
          <table:table-cell office:value-type="float" office:value="12.48269">
            <text:p>12.48</text:p>
          </table:table-cell>
          <table:table-cell office:value-type="float" office:value="70517">
            <text:p>70517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 dei Cerchi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">
            <text:p>3</text:p>
          </table:table-cell>
          <table:table-cell office:value-type="string">
            <text:p>mercatomurata01</text:p>
          </table:table-cell>
          <table:table-cell office:value-type="string">
            <text:p>Mercato Vigna Murata</text:p>
          </table:table-cell>
          <table:table-cell office:value-type="float" office:value="41.823807">
            <text:p>41.82</text:p>
          </table:table-cell>
          <table:table-cell office:value-type="float" office:value="12.507669">
            <text:p>12.51</text:p>
          </table:table-cell>
          <table:table-cell office:value-type="float" office:value="74862">
            <text:p>74862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 Andrea Meldola</text:p>
          </table:table-cell>
          <table:table-cell office:value-type="float" office:value="98">
            <text:p>98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">
            <text:p>3</text:p>
          </table:table-cell>
          <table:table-cell office:value-type="string">
            <text:p>boccadellaverita02</text:p>
          </table:table-cell>
          <table:table-cell office:value-type="string">
            <text:p>Bocca della Verita</text:p>
          </table:table-cell>
          <table:table-cell office:value-type="float" office:value="41.887946">
            <text:p>41.89</text:p>
          </table:table-cell>
          <table:table-cell office:value-type="float" office:value="12.482722">
            <text:p>12.48</text:p>
          </table:table-cell>
          <table:table-cell office:value-type="float" office:value="70517">
            <text:p>70517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 dell'Ara Massima di Ercole</text:p>
          </table:table-cell>
          <table:table-cell office:value-type="float" office:value="97">
            <text:p>97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">
            <text:p>3</text:p>
          </table:table-cell>
          <table:table-cell office:value-type="string">
            <text:p>mercatomurata02</text:p>
          </table:table-cell>
          <table:table-cell office:value-type="string">
            <text:p>Mercato Vigna Murata</text:p>
          </table:table-cell>
          <table:table-cell office:value-type="float" office:value="41.823901">
            <text:p>41.82</text:p>
          </table:table-cell>
          <table:table-cell office:value-type="float" office:value="12.507216">
            <text:p>12.51</text:p>
          </table:table-cell>
          <table:table-cell office:value-type="float" office:value="74862">
            <text:p>74862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 Andrea Meldola</text:p>
          </table:table-cell>
          <table:table-cell office:value-type="float" office:value="88">
            <text:p>88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">
            <text:p>3</text:p>
          </table:table-cell>
          <table:table-cell office:value-type="string">
            <text:p>palazzo_senatorio3</text:p>
          </table:table-cell>
          <table:table-cell office:value-type="string">
            <text:p>Palazzo Senatorio</text:p>
          </table:table-cell>
          <table:table-cell office:value-type="float" office:value="41.894168">
            <text:p>41.89</text:p>
          </table:table-cell>
          <table:table-cell office:value-type="float" office:value="12.483618">
            <text:p>12.48</text:p>
          </table:table-cell>
          <table:table-cell office:value-type="float" office:value="72104">
            <text:p>72104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Scala dell'Arce Capitolina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string">
            <text:p>boccadellaverita03</text:p>
          </table:table-cell>
          <table:table-cell office:value-type="string">
            <text:p>Bocca della Verita</text:p>
          </table:table-cell>
          <table:table-cell office:value-type="float" office:value="41.887838">
            <text:p>41.89</text:p>
          </table:table-cell>
          <table:table-cell office:value-type="float" office:value="12.482615">
            <text:p>12.48</text:p>
          </table:table-cell>
          <table:table-cell office:value-type="float" office:value="70517">
            <text:p>70517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 dell'Ara Massima di Ercole</text:p>
          </table:table-cell>
          <table:table-cell office:value-type="float" office:value="97">
            <text:p>97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">
            <text:p>3</text:p>
          </table:table-cell>
          <table:table-cell office:value-type="string">
            <text:p>villapamphili02</text:p>
          </table:table-cell>
          <table:table-cell office:value-type="string">
            <text:p>Villa Pamphili</text:p>
          </table:table-cell>
          <table:table-cell office:value-type="float" office:value="41.889016">
            <text:p>41.89</text:p>
          </table:table-cell>
          <table:table-cell office:value-type="float" office:value="12.445565">
            <text:p>12.45</text:p>
          </table:table-cell>
          <table:table-cell office:value-type="float" office:value="76106">
            <text:p>76106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 Aurelia Antica</text:p>
          </table:table-cell>
          <table:table-cell office:value-type="float" office:value="180">
            <text:p>180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">
            <text:p>3</text:p>
          </table:table-cell>
          <table:table-cell office:value-type="string">
            <text:p>boccadellaverita04</text:p>
          </table:table-cell>
          <table:table-cell office:value-type="string">
            <text:p>Bocca della Verita</text:p>
          </table:table-cell>
          <table:table-cell office:value-type="float" office:value="41.88783">
            <text:p>41.89</text:p>
          </table:table-cell>
          <table:table-cell office:value-type="float" office:value="12.482534">
            <text:p>12.48</text:p>
          </table:table-cell>
          <table:table-cell office:value-type="float" office:value="70517">
            <text:p>70517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 dell'Ara Massima di Ercole</text:p>
          </table:table-cell>
          <table:table-cell office:value-type="float" office:value="105">
            <text:p>105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">
            <text:p>3</text:p>
          </table:table-cell>
          <table:table-cell office:value-type="string">
            <text:p>teatro_marcello1</text:p>
          </table:table-cell>
          <table:table-cell office:value-type="string">
            <text:p>Teatro Marcello</text:p>
          </table:table-cell>
          <table:table-cell office:value-type="float" office:value="41.892516">
            <text:p>41.89</text:p>
          </table:table-cell>
          <table:table-cell office:value-type="float" office:value="12.479905">
            <text:p>12.48</text:p>
          </table:table-cell>
          <table:table-cell office:value-type="float" office:value="70540">
            <text:p>70540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 del Foro Piscario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">
            <text:p>3</text:p>
          </table:table-cell>
          <table:table-cell office:value-type="string">
            <text:p>villaada02</text:p>
          </table:table-cell>
          <table:table-cell office:value-type="string">
            <text:p>Villa Ada</text:p>
          </table:table-cell>
          <table:table-cell office:value-type="float" office:value="41.928238">
            <text:p>41.93</text:p>
          </table:table-cell>
          <table:table-cell office:value-type="float" office:value="12.506966">
            <text:p>12.51</text:p>
          </table:table-cell>
          <table:table-cell office:value-type="float" office:value="73694">
            <text:p>73694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le Casale della Tribuna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">
            <text:p>3</text:p>
          </table:table-cell>
          <table:table-cell office:value-type="string">
            <text:p>villapamphili03</text:p>
          </table:table-cell>
          <table:table-cell office:value-type="string">
            <text:p>Villa Pamphili</text:p>
          </table:table-cell>
          <table:table-cell office:value-type="float" office:value="41.888982">
            <text:p>41.89</text:p>
          </table:table-cell>
          <table:table-cell office:value-type="float" office:value="12.44563">
            <text:p>12.45</text:p>
          </table:table-cell>
          <table:table-cell office:value-type="float" office:value="76106">
            <text:p>76106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 Aurelia Antica</text:p>
          </table:table-cell>
          <table:table-cell office:value-type="float" office:value="180">
            <text:p>180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">
            <text:p>3</text:p>
          </table:table-cell>
          <table:table-cell office:value-type="string">
            <text:p>villaada03</text:p>
          </table:table-cell>
          <table:table-cell office:value-type="string">
            <text:p>Villa Ada</text:p>
          </table:table-cell>
          <table:table-cell office:value-type="float" office:value="41.934813">
            <text:p>41.93</text:p>
          </table:table-cell>
          <table:table-cell office:value-type="float" office:value="12.506172">
            <text:p>12.51</text:p>
          </table:table-cell>
          <table:table-cell office:value-type="float" office:value="78421">
            <text:p>78421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le Federico II di Svevia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">
            <text:p>3</text:p>
          </table:table-cell>
          <table:table-cell office:value-type="string">
            <text:p>villapamphili06</text:p>
          </table:table-cell>
          <table:table-cell office:value-type="string">
            <text:p>Villa Pamphili</text:p>
          </table:table-cell>
          <table:table-cell office:value-type="float" office:value="41.881552">
            <text:p>41.88</text:p>
          </table:table-cell>
          <table:table-cell office:value-type="float" office:value="12.441274">
            <text:p>12.44</text:p>
          </table:table-cell>
          <table:table-cell office:value-type="float" office:value="78541">
            <text:p>78541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le Vittoria Nenni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string">
            <text:p>villapamphili05</text:p>
          </table:table-cell>
          <table:table-cell office:value-type="string">
            <text:p>Villa Pamphili</text:p>
          </table:table-cell>
          <table:table-cell office:value-type="float" office:value="41.88159">
            <text:p>41.88</text:p>
          </table:table-cell>
          <table:table-cell office:value-type="float" office:value="12.441325">
            <text:p>12.44</text:p>
          </table:table-cell>
          <table:table-cell office:value-type="float" office:value="78541">
            <text:p>78541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le Vittoria Nenni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office:value-type="string">
            <text:p>teatro_marcello2</text:p>
          </table:table-cell>
          <table:table-cell office:value-type="string">
            <text:p>Teatro Marcello</text:p>
          </table:table-cell>
          <table:table-cell office:value-type="float" office:value="41.892492">
            <text:p>41.89</text:p>
          </table:table-cell>
          <table:table-cell office:value-type="float" office:value="12.480024">
            <text:p>12.48</text:p>
          </table:table-cell>
          <table:table-cell office:value-type="float" office:value="70540">
            <text:p>70540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 del Foro Piscario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">
            <text:p>3</text:p>
          </table:table-cell>
          <table:table-cell office:value-type="string">
            <text:p>villaada04</text:p>
          </table:table-cell>
          <table:table-cell office:value-type="string">
            <text:p>Villa Ada</text:p>
          </table:table-cell>
          <table:table-cell office:value-type="float" office:value="41.934723">
            <text:p>41.93</text:p>
          </table:table-cell>
          <table:table-cell office:value-type="float" office:value="12.50618">
            <text:p>12.51</text:p>
          </table:table-cell>
          <table:table-cell office:value-type="float" office:value="78421">
            <text:p>78421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le Federico II di Svevia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">
            <text:p>3</text:p>
          </table:table-cell>
          <table:table-cell office:value-type="string">
            <text:p>palazzo_senatorio2</text:p>
          </table:table-cell>
          <table:table-cell office:value-type="string">
            <text:p>Palazzo Senatorio</text:p>
          </table:table-cell>
          <table:table-cell office:value-type="float" office:value="41.89428">
            <text:p>41.89</text:p>
          </table:table-cell>
          <table:table-cell office:value-type="float" office:value="12.483575">
            <text:p>12.48</text:p>
          </table:table-cell>
          <table:table-cell office:value-type="float" office:value="72104">
            <text:p>72104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Scala dell'Arce Capitolina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">
            <text:p>3</text:p>
          </table:table-cell>
          <table:table-cell office:value-type="string">
            <text:p>villapamphili04</text:p>
          </table:table-cell>
          <table:table-cell office:value-type="string">
            <text:p>Villa Pamphili</text:p>
          </table:table-cell>
          <table:table-cell office:value-type="float" office:value="41.881624">
            <text:p>41.88</text:p>
          </table:table-cell>
          <table:table-cell office:value-type="float" office:value="12.441263">
            <text:p>12.44</text:p>
          </table:table-cell>
          <table:table-cell office:value-type="float" office:value="78541">
            <text:p>78541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le Vittoria Nenni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">
            <text:p>3</text:p>
          </table:table-cell>
          <table:table-cell office:value-type="string">
            <text:p>palazzo_senatorio1</text:p>
          </table:table-cell>
          <table:table-cell office:value-type="string">
            <text:p>Palazzo Senatorio</text:p>
          </table:table-cell>
          <table:table-cell office:value-type="float" office:value="41.893698">
            <text:p>41.89</text:p>
          </table:table-cell>
          <table:table-cell office:value-type="float" office:value="12.482775">
            <text:p>12.48</text:p>
          </table:table-cell>
          <table:table-cell office:value-type="float" office:value="80237">
            <text:p>80237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Piazza Campidoglio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string">
            <text:p>villaada01</text:p>
          </table:table-cell>
          <table:table-cell office:value-type="string">
            <text:p>Villa Ada</text:p>
          </table:table-cell>
          <table:table-cell office:value-type="float" office:value="41.928461">
            <text:p>41.93</text:p>
          </table:table-cell>
          <table:table-cell office:value-type="float" office:value="12.507192">
            <text:p>12.51</text:p>
          </table:table-cell>
          <table:table-cell office:value-type="float" office:value="73694">
            <text:p>73694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le Casale della Tribuna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">
            <text:p>3</text:p>
          </table:table-cell>
          <table:table-cell office:value-type="string">
            <text:p>acquamarcia01</text:p>
          </table:table-cell>
          <table:table-cell office:value-type="string">
            <text:p>Villa Borghese - Acqua Marcia</text:p>
          </table:table-cell>
          <table:table-cell office:value-type="float" office:value="41.916015">
            <text:p>41.92</text:p>
          </table:table-cell>
          <table:table-cell office:value-type="float" office:value="12.492308">
            <text:p>12.49</text:p>
          </table:table-cell>
          <table:table-cell office:value-type="float" office:value="73493">
            <text:p>73493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Piazzale dei Daini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string">
            <text:p>acquamarcia02</text:p>
          </table:table-cell>
          <table:table-cell office:value-type="string">
            <text:p>Villa Borghese - Acqua Marcia</text:p>
          </table:table-cell>
          <table:table-cell office:value-type="float" office:value="41.915892">
            <text:p>41.92</text:p>
          </table:table-cell>
          <table:table-cell office:value-type="float" office:value="12.492523">
            <text:p>12.49</text:p>
          </table:table-cell>
          <table:table-cell office:value-type="float" office:value="73493">
            <text:p>73493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Piazzale dei Daini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office:value-type="string">
            <text:p>auditorium01</text:p>
          </table:table-cell>
          <table:table-cell office:value-type="string">
            <text:p>Auditorium - Biglietteria</text:p>
          </table:table-cell>
          <table:table-cell office:value-type="float" office:value="41.929142">
            <text:p>41.93</text:p>
          </table:table-cell>
          <table:table-cell office:value-type="float" office:value="12.474573">
            <text:p>12.47</text:p>
          </table:table-cell>
          <table:table-cell office:value-type="float" office:value="77849">
            <text:p>77849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Luciano Berio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string">
            <text:p>auditorium02</text:p>
          </table:table-cell>
          <table:table-cell office:value-type="string">
            <text:p>Auditorium - Viadotto Lato Bar</text:p>
          </table:table-cell>
          <table:table-cell office:value-type="float" office:value="41.929441">
            <text:p>41.93</text:p>
          </table:table-cell>
          <table:table-cell office:value-type="float" office:value="12.47317">
            <text:p>12.47</text:p>
          </table:table-cell>
          <table:table-cell office:value-type="float" office:value="77849">
            <text:p>77849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 Pietro De Coubertin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">
            <text:p>3</text:p>
          </table:table-cell>
          <table:table-cell office:value-type="string">
            <text:p>auditorium03</text:p>
          </table:table-cell>
          <table:table-cell office:value-type="string">
            <text:p>Auditorium - Viadotto Lato Uffici</text:p>
          </table:table-cell>
          <table:table-cell office:value-type="float" office:value="41.929741">
            <text:p>41.93</text:p>
          </table:table-cell>
          <table:table-cell office:value-type="float" office:value="12.473098">
            <text:p>12.47</text:p>
          </table:table-cell>
          <table:table-cell office:value-type="float" office:value="77849">
            <text:p>77849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 Pietro De Coubertin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">
            <text:p>3</text:p>
          </table:table-cell>
          <table:table-cell office:value-type="string">
            <text:p>auditorium04</text:p>
          </table:table-cell>
          <table:table-cell office:value-type="string">
            <text:p>Auditorium - Biglietteria</text:p>
          </table:table-cell>
          <table:table-cell office:value-type="float" office:value="41.929174">
            <text:p>41.93</text:p>
          </table:table-cell>
          <table:table-cell office:value-type="float" office:value="12.474911">
            <text:p>12.47</text:p>
          </table:table-cell>
          <table:table-cell office:value-type="float" office:value="77849">
            <text:p>77849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Largo Luciano Berio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string">
            <text:p>cinema01</text:p>
          </table:table-cell>
          <table:table-cell office:value-type="string">
            <text:p>Villa Borghese - Casa Del Cinema - Lato Libreria</text:p>
          </table:table-cell>
          <table:table-cell office:value-type="float" office:value="41.910733">
            <text:p>41.91</text:p>
          </table:table-cell>
          <table:table-cell office:value-type="float" office:value="12.488011">
            <text:p>12.49</text:p>
          </table:table-cell>
          <table:table-cell office:value-type="float" office:value="71321">
            <text:p>71321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le della Pineta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string">
            <text:p>cinema02</text:p>
          </table:table-cell>
          <table:table-cell office:value-type="string">
            <text:p>Villa Borghese - Casa Del Cinema - Lato Porta Pinciana</text:p>
          </table:table-cell>
          <table:table-cell office:value-type="float" office:value="41.910629">
            <text:p>41.91</text:p>
          </table:table-cell>
          <table:table-cell office:value-type="float" office:value="12.487421">
            <text:p>12.49</text:p>
          </table:table-cell>
          <table:table-cell office:value-type="float" office:value="71321">
            <text:p>71321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le San Paolo del Brasile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">
            <text:p>3</text:p>
          </table:table-cell>
          <table:table-cell office:value-type="string">
            <text:p>cinema03</text:p>
          </table:table-cell>
          <table:table-cell office:value-type="string">
            <text:p>Villa Borghese - Casa Del Cinema - Lato Bar</text:p>
          </table:table-cell>
          <table:table-cell office:value-type="float" office:value="41.91126">
            <text:p>41.91</text:p>
          </table:table-cell>
          <table:table-cell office:value-type="float" office:value="12.487571">
            <text:p>12.49</text:p>
          </table:table-cell>
          <table:table-cell office:value-type="float" office:value="71321">
            <text:p>71321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 Goethe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string">
            <text:p>graziano01</text:p>
          </table:table-cell>
          <table:table-cell office:value-type="string">
            <text:p>Villa Borghese - Graziano</text:p>
          </table:table-cell>
          <table:table-cell office:value-type="float" office:value="41.916789">
            <text:p>41.92</text:p>
          </table:table-cell>
          <table:table-cell office:value-type="float" office:value="12.486992">
            <text:p>12.49</text:p>
          </table:table-cell>
          <table:table-cell office:value-type="float" office:value="70233">
            <text:p>70233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le del Giardino Zoologico</text:p>
          </table:table-cell>
          <table:table-cell office:value-type="float" office:value="35">
            <text:p>35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office:value-type="string">
            <text:p>meridiana01</text:p>
          </table:table-cell>
          <table:table-cell office:value-type="string">
            <text:p>Villa Borghese - Meridiana</text:p>
          </table:table-cell>
          <table:table-cell office:value-type="float" office:value="41.915161">
            <text:p>41.92</text:p>
          </table:table-cell>
          <table:table-cell office:value-type="float" office:value="12.490443">
            <text:p>12.49</text:p>
          </table:table-cell>
          <table:table-cell office:value-type="float" office:value="73493">
            <text:p>73493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le delle Due Piramidi</text:p>
          </table:table-cell>
          <table:table-cell office:value-type="float" office:value="36">
            <text:p>36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">
            <text:p>3</text:p>
          </table:table-cell>
          <table:table-cell office:value-type="string">
            <text:p>meridiana02</text:p>
          </table:table-cell>
          <table:table-cell office:value-type="string">
            <text:p>Villa Borghese - Meridiana</text:p>
          </table:table-cell>
          <table:table-cell office:value-type="float" office:value="41.915361">
            <text:p>41.92</text:p>
          </table:table-cell>
          <table:table-cell office:value-type="float" office:value="12.490143">
            <text:p>12.49</text:p>
          </table:table-cell>
          <table:table-cell office:value-type="float" office:value="73493">
            <text:p>73493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le delle Due Piramidi</text:p>
          </table:table-cell>
          <table:table-cell office:value-type="float" office:value="37">
            <text:p>37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string">
            <text:p>orologio01</text:p>
          </table:table-cell>
          <table:table-cell office:value-type="string">
            <text:p>Villa Borghese - Casina dell'Orologio</text:p>
          </table:table-cell>
          <table:table-cell office:value-type="float" office:value="41.914254">
            <text:p>41.91</text:p>
          </table:table-cell>
          <table:table-cell office:value-type="float" office:value="12.48781">
            <text:p>12.49</text:p>
          </table:table-cell>
          <table:table-cell office:value-type="float" office:value="79580">
            <text:p>79580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le dei Cavalli Marini</text:p>
          </table:table-cell>
          <table:table-cell/>
          <table:table-cell office:value-type="string">
            <text:p>-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string">
            <text:p>orologio02</text:p>
          </table:table-cell>
          <table:table-cell office:value-type="string">
            <text:p>Villa Borghese - Casina dell'Orologio</text:p>
          </table:table-cell>
          <table:table-cell office:value-type="float" office:value="41.914341">
            <text:p>41.91</text:p>
          </table:table-cell>
          <table:table-cell office:value-type="float" office:value="12.48753">
            <text:p>12.49</text:p>
          </table:table-cell>
          <table:table-cell office:value-type="float" office:value="79580">
            <text:p>79580</text:p>
          </table:table-cell>
          <table:table-cell office:value-type="string">
            <text:p>-</text:p>
          </table:table-cell>
          <table:table-cell office:value-type="string">
            <text:p>Roma</text:p>
          </table:table-cell>
          <table:table-cell office:value-type="string">
            <text:p>Viale dei Cavalli Marini</text:p>
          </table:table-cell>
          <table:table-cell/>
          <table:table-cell office:value-type="string">
            <text:p>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3/05/2010</text:date>, <text:time>13:3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05T13:38:41</dc:date>
    <meta:document-statistic meta:table-count="1" meta:cell-count="762" meta:object-count="0"/>
    <meta:generator>OpenOffice.org/3.1$Unix OpenOffice.org_project/310m19$Build-9420</meta:generator>
  </office:meta>
</office:document-meta>
</file>